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8.4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/>
    <style:style style:name="ce2" style:family="table-cell" style:parent-style-name="Default" style:data-style-name="N33"/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33">
      <style:text-properties fo:color="#232629" style:text-outline="false" style:text-line-through-style="none" style:text-line-through-type="none" style:font-name="Noto Sans" fo:font-size="5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5pt" style:language-asian="zh" style:country-asian="CN" style:font-style-asian="normal" style:font-weight-asian="normal" style:font-name-complex="Noto San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Planifica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12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Sesión 1: Presentación de la asignatura y cuestionario de evaluación ini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19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UD1. Visualizar los vídeos de la lista de reproducción de code.org: How Computers Work: Hardware and Software.&lt;br&gt;Kahoot sobre hardware, software y diferentes tipos de dispositivos.&lt;br&gt;Kahoot para clasificar periférico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6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UD1. Tipos de dispositivos digita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03/oct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10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17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4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31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7" calcext:value-type="date">
            <text:p>07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4" calcext:value-type="date">
            <text:p>14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1" calcext:value-type="date">
            <text:p>21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8" calcext:value-type="date">
            <text:p>28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5" calcext:value-type="date">
            <text:p>05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2" calcext:value-type="date">
            <text:p>12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9" calcext:value-type="date">
            <text:p>19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6" calcext:value-type="date">
            <text:p>26/dic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en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9" calcext:value-type="date">
            <text:p>09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16" calcext:value-type="date">
            <text:p>16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23" calcext:value-type="date">
            <text:p>23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30" calcext:value-type="date">
            <text:p>30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06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13" calcext:value-type="date">
            <text:p>13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0" calcext:value-type="date">
            <text:p>20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7" calcext:value-type="date">
            <text:p>27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06" calcext:value-type="date">
            <text:p>06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13" calcext:value-type="date">
            <text:p>13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0" calcext:value-type="date">
            <text:p>20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7" calcext:value-type="date">
            <text:p>27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3" calcext:value-type="date">
            <text:p>03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0" calcext:value-type="date">
            <text:p>10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7" calcext:value-type="date">
            <text:p>17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24" calcext:value-type="date">
            <text:p>24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1" calcext:value-type="date">
            <text:p>01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8" calcext:value-type="date">
            <text:p>08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15" calcext:value-type="date">
            <text:p>15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2" calcext:value-type="date">
            <text:p>22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9" calcext:value-type="date">
            <text:p>29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05" calcext:value-type="date">
            <text:p>05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2" calcext:value-type="date">
            <text:p>12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9" calcext:value-type="date">
            <text:p>19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2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rimestre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Unidad didáct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esgos en la 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positivos digita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ganización de la informac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úsqueda de la informac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il digi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ornos virtuales</text:p>
          </table:table-cell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 totales</text:p>
          </table:table-cell>
          <table:table-cell office:value-type="string" calcext:value-type="string">
            <text:p>Sesiones 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$semana.C42];[$semana.A2:$semana.A42];1)" office:value-type="float" office:value="26" calcext:value-type="float">
            <text:p>26</text:p>
          </table:table-cell>
          <table:table-cell table:formula="of:=SUMIFS([$semana.C2:$semana.C42];[$semana.A2:$semana.A42];1;[$semana.E2:$semana.E42];&quot;&lt;&gt;&quot;)" office:value-type="float" office:value="6" calcext:value-type="float">
            <text:p>6</text:p>
          </table:table-cell>
          <table:table-cell table:formula="of:=TEXT(IFERROR([.C2]/[.B2];0);&quot;0%&quot;)" office:value-type="string" office:string-value="23%" calcext:value-type="string">
            <text:p>2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$semana.C42];[$semana.A2:$semana.A42];2)" office:value-type="float" office:value="20" calcext:value-type="float">
            <text:p>20</text:p>
          </table:table-cell>
          <table:table-cell table:formula="of:=SUMIFS([$semana.C2:$semana.C42];[$semana.A2:$semana.A42];2;[$semana.E2:$semana.E42];&quot;&lt;&gt;&quot;)" office:value-type="float" office:value="0" calcext:value-type="float">
            <text:p>0</text:p>
          </table:table-cell>
          <table:table-cell table:formula="of:=TEXT(IFERROR([.C3]/[.B3];0)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$semana.C42];[$semana.A2:$semana.A42];3)" office:value-type="float" office:value="32" calcext:value-type="float">
            <text:p>32</text:p>
          </table:table-cell>
          <table:table-cell table:formula="of:=SUMIFS(['file:///home/ruben/Desarrollo/pd-informatica-eso-bachiller/PRESI-I/includes/temporalizacion.ods'#$semana.C2:.C42];['file:///home/ruben/Desarrollo/pd-informatica-eso-bachiller/PRESI-I/includes/temporalizacion.ods'#$semana.A2:.A42];3;['file:///home/ruben/Desarrollo/pd-informatica-eso-bachiller/PRESI-I/includes/temporalizacion.ods'#$semana.E2:.E42];&quot;&lt;&gt;&quot;)" office:value-type="float" office:value="0" calcext:value-type="float">
            <text:p>0</text:p>
          </table:table-cell>
          <table:table-cell table:formula="of:=TEXT(IFERROR([.C4]/[.B4];0);&quot;0%&quot;)" office:value-type="string" office:string-value="0%" calcext:value-type="string">
            <text:p>0%</text:p>
          </table:table-cell>
        </table:table-row>
      </table:table>
      <table:table table:name="'file:///home/ruben/Desarrollo/pd-informatica-eso-bachiller/PRESI-I/includes/temporalizacion.ods'#semana" table:print="false" table:style-name="ta_extref">
        <table:table-source xlink:type="simple" xlink:href="../../../PRESI-I/includes/temporalizacion.ods" table:table-name="semana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9-28T13:19:26.764124606</dc:date>
    <meta:editing-duration>PT32M53S</meta:editing-duration>
    <meta:editing-cycles>16</meta:editing-cycles>
    <meta:generator>LibreOffice/7.4.0.3$Linux_X86_64 LibreOffice_project/f85e47c08ddd19c015c0114a68350214f7066f5a</meta:generator>
    <meta:document-statistic meta:table-count="3" meta:cell-count="161" meta:object-count="0"/>
  </office:meta>
</office:document-meta>
</file>